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1710097145901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3512" calcext:value-type="float">
            <text:p>52.4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0097145901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0097145901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0112" calcext:value-type="float">
            <text:p>51.9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0097145901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0097145901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00971459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00971459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5496" calcext:value-type="float">
            <text:p>52.3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00971459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2184" calcext:value-type="float">
            <text:p>51.0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00971459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0656" calcext:value-type="float">
            <text:p>51.7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00971459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716" calcext:value-type="float">
            <text:p>57.2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00971459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4496" calcext:value-type="float">
            <text:p>51.9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00971459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984" calcext:value-type="float">
            <text:p>54.7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00971459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3744" calcext:value-type="float">
            <text:p>52.0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00971459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00971459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6728" calcext:value-type="float">
            <text:p>52.3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00971459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00971459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00971459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00971459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00971459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1224" calcext:value-type="float">
            <text:p>54.7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00971459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00971459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00971459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9484" calcext:value-type="float">
            <text:p>59.87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00971459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00971459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2464" calcext:value-type="float">
            <text:p>60.8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00971459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00971459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00971459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00971459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100971459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